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" svg:font-family="Cantarell" style:font-pitch="variable"/>
    <style:font-face style:name="Droid Sans Devanagari1" svg:font-family="'Droid Sans Devanagari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0d153a"/>
    </style:style>
    <style:style style:name="P3" style:family="paragraph" style:parent-style-name="Standard">
      <style:text-properties style:font-name="Cantarell" officeooo:rsid="000c75aa" officeooo:paragraph-rsid="001b0822"/>
    </style:style>
    <style:style style:name="P4" style:family="paragraph" style:parent-style-name="Standard">
      <style:text-properties style:font-name="Cantarell" officeooo:paragraph-rsid="00269058"/>
    </style:style>
    <style:style style:name="P5" style:family="paragraph" style:parent-style-name="Standard">
      <style:text-properties style:font-name="Cantarell" fo:font-size="14pt" fo:font-weight="bold" officeooo:paragraph-rsid="000d153a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a7074b" loext:opacity="100%" style:font-name="Cantarell"/>
    </style:style>
    <style:style style:name="P7" style:family="paragraph" style:parent-style-name="Standard">
      <style:text-properties fo:color="#a7074b" loext:opacity="100%" style:font-name="Cantarell" officeooo:paragraph-rsid="000da179"/>
    </style:style>
    <style:style style:name="P8" style:family="paragraph" style:parent-style-name="Standard">
      <style:text-properties fo:color="#a7074b" loext:opacity="100%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a7074b" loext:opacity="100%" style:font-name="Cantarell" fo:font-size="14pt" fo:font-weight="bold" officeooo:paragraph-rsid="000d153a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a7074b" loext:opacity="100%" style:font-name="Cantarell" officeooo:paragraph-rsid="000d153a"/>
    </style:style>
    <style:style style:name="P11" style:family="paragraph" style:parent-style-name="Standard">
      <style:text-properties officeooo:paragraph-rsid="00242cff"/>
    </style:style>
    <style:style style:name="P12" style:family="paragraph" style:parent-style-name="Standard">
      <style:text-properties fo:color="#3465a4" loext:opacity="100%" style:font-name="Cantarel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ntarell" officeooo:rsid="000c75aa"/>
    </style:style>
    <style:style style:name="P14" style:family="paragraph" style:parent-style-name="Standard" style:list-style-name="L1">
      <style:text-properties style:font-name="Cantarell"/>
    </style:style>
    <style:style style:name="P15" style:family="paragraph" style:parent-style-name="Standard" style:list-style-name="L2">
      <style:text-properties style:font-name="Cantarell" officeooo:rsid="00222686" officeooo:paragraph-rsid="00222686"/>
    </style:style>
    <style:style style:name="P16" style:family="paragraph" style:parent-style-name="Standard" style:list-style-name="L2">
      <style:text-properties style:font-name="Cantarell" officeooo:rsid="0022d727" officeooo:paragraph-rsid="0022d727"/>
    </style:style>
    <style:style style:name="P17" style:family="paragraph" style:parent-style-name="Standard" style:list-style-name="L3">
      <style:text-properties style:font-name="Cantarell" officeooo:rsid="00242cff" officeooo:paragraph-rsid="00242cff"/>
    </style:style>
    <style:style style:name="P18" style:family="paragraph" style:parent-style-name="Standard" style:list-style-name="L3">
      <style:text-properties style:font-name="Cantarell" officeooo:rsid="00242cff" officeooo:paragraph-rsid="00269058"/>
    </style:style>
    <style:style style:name="P19" style:family="paragraph" style:parent-style-name="Standard" style:list-style-name="L3">
      <style:text-properties style:font-name="Cantarell" officeooo:paragraph-rsid="000d153a"/>
    </style:style>
    <style:style style:name="P20" style:family="paragraph" style:parent-style-name="Standard" style:list-style-name="L3">
      <style:text-properties style:font-name="Cantarell" officeooo:paragraph-rsid="00242cff"/>
    </style:style>
    <style:style style:name="P21" style:family="paragraph" style:parent-style-name="Standard" style:list-style-name="L4">
      <style:text-properties style:font-name="Cantarell" officeooo:paragraph-rsid="000d153a"/>
    </style:style>
    <style:style style:name="P22" style:family="paragraph" style:parent-style-name="Standard" style:list-style-name="L6">
      <style:text-properties style:font-name="Cantarell"/>
    </style:style>
    <style:style style:name="P23" style:family="paragraph" style:parent-style-name="Standard" style:list-style-name="L6">
      <style:text-properties style:font-name="Cantarell" officeooo:paragraph-rsid="000d153a"/>
    </style:style>
    <style:style style:name="P24" style:family="paragraph" style:parent-style-name="Standard" style:list-style-name="L7">
      <style:text-properties style:font-name="Cantarell" officeooo:paragraph-rsid="000d153a"/>
    </style:style>
    <style:style style:name="P25" style:family="paragraph" style:parent-style-name="Standard" style:list-style-name="L7">
      <style:text-properties style:font-name="Cantarell" officeooo:paragraph-rsid="0017169b"/>
    </style:style>
    <style:style style:name="P26" style:family="paragraph" style:parent-style-name="Standard" style:list-style-name="L1">
      <style:text-properties style:font-name="Cantarell" officeooo:rsid="0032de33" officeooo:paragraph-rsid="0032de33"/>
    </style:style>
    <style:style style:name="P27" style:family="paragraph" style:parent-style-name="Standard" style:list-style-name="L2">
      <style:text-properties style:font-name="Cantarell" officeooo:rsid="0032de33" officeooo:paragraph-rsid="0032de33"/>
    </style:style>
    <style:style style:name="P28" style:family="paragraph" style:parent-style-name="Standard">
      <style:text-properties fo:color="#a7074b" loext:opacity="100%" style:font-name="Cantarell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a7074b" loext:opacity="100%" style:font-name="Cantarell" fo:font-size="14pt" fo:font-weight="bold" officeooo:rsid="000f9e80" officeooo:paragraph-rsid="000da179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a7074b" loext:opacity="100%" style:font-name="Cantarell" fo:font-size="14pt" fo:font-weight="bold" officeooo:paragraph-rsid="00269058" style:font-size-asian="14pt" style:font-weight-asian="bold" style:font-size-complex="14pt" style:font-weight-complex="bold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officeooo:paragraph-rsid="000c75aa"/>
    </style:style>
    <style:style style:name="P33" style:family="paragraph" style:parent-style-name="Standard" style:list-style-name="L1">
      <style:text-properties officeooo:paragraph-rsid="000f9e80"/>
    </style:style>
    <style:style style:name="P34" style:family="paragraph" style:parent-style-name="Standard" style:list-style-name="L1">
      <style:text-properties officeooo:paragraph-rsid="001f85f3"/>
    </style:style>
    <style:style style:name="P35" style:family="paragraph" style:parent-style-name="Standard" style:list-style-name="L1">
      <style:text-properties officeooo:paragraph-rsid="000d153a"/>
    </style:style>
    <style:style style:name="P36" style:family="paragraph" style:parent-style-name="Standard" style:list-style-name="L5">
      <style:text-properties officeooo:paragraph-rsid="000d153a"/>
    </style:style>
    <style:style style:name="P37" style:family="paragraph">
      <loext:graphic-properties draw:fill="none" draw:fill-color="#ffffff"/>
      <style:paragraph-properties style:writing-mode="lr-tb"/>
      <style:text-properties style:font-name="Cantarell" fo:font-size="12pt" fo:font-weight="bold" style:font-name-complex="Cantarell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Cantarell" fo:font-size="20pt" fo:font-weight="bold" style:font-name-complex="Cantarell" style:font-size-complex="20pt" style:font-weight-complex="bold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Cantarell" fo:font-size="12pt" style:font-name-complex="Cantarel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9e80" style:font-size-asian="14pt" style:font-weight-asian="bold" style:font-size-complex="14pt" style:font-weight-complex="bold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00c75aa"/>
    </style:style>
    <style:style style:name="T5" style:family="text">
      <style:text-properties style:font-name="Cantarell" officeooo:rsid="000d153a"/>
    </style:style>
    <style:style style:name="T6" style:family="text">
      <style:text-properties style:font-name="Cantarell" fo:font-weight="bold" style:font-weight-asian="bold" style:font-weight-complex="bold"/>
    </style:style>
    <style:style style:name="T7" style:family="text">
      <style:text-properties style:font-name="Cantarell" fo:font-weight="bold" officeooo:rsid="000f9e80" style:font-weight-asian="bold" style:font-weight-complex="bold"/>
    </style:style>
    <style:style style:name="T8" style:family="text">
      <style:text-properties style:font-name="Cantarell" fo:font-weight="bold" officeooo:rsid="001db09f" style:font-weight-asian="bold" style:font-weight-complex="bold"/>
    </style:style>
    <style:style style:name="T9" style:family="text">
      <style:text-properties style:font-name="Cantarell" fo:font-weight="bold" officeooo:rsid="00255800" style:font-weight-asian="bold" style:font-weight-complex="bold"/>
    </style:style>
    <style:style style:name="T10" style:family="text">
      <style:text-properties style:font-name="Cantarell" fo:font-weight="normal" officeooo:rsid="001db09f" style:font-weight-asian="normal" style:font-weight-complex="normal"/>
    </style:style>
    <style:style style:name="T11" style:family="text">
      <style:text-properties style:font-name="Cantarell" style:font-name-complex="Open Sans"/>
    </style:style>
    <style:style style:name="T12" style:family="text">
      <style:text-properties style:font-name="Cantarell" officeooo:rsid="00242cff"/>
    </style:style>
    <style:style style:name="T13" style:family="text">
      <style:text-properties fo:font-weight="bold" officeooo:rsid="00242cff" style:font-weight-asian="bold" style:font-weight-complex="bold"/>
    </style:style>
    <style:style style:name="T14" style:family="text">
      <style:text-properties officeooo:rsid="00222686"/>
    </style:style>
    <style:style style:name="T15" style:family="text">
      <style:text-properties officeooo:rsid="0022d727"/>
    </style:style>
    <style:style style:name="T16" style:family="text">
      <style:text-properties officeooo:rsid="00242cff"/>
    </style:style>
    <style:style style:name="T17" style:family="text">
      <style:text-properties officeooo:rsid="00269058"/>
    </style:style>
    <style:style style:name="T18" style:family="text">
      <style:text-properties style:font-name="Cantarell" fo:font-size="12pt" fo:font-weight="bold" style:font-name-complex="Cantarell" style:font-weight-complex="bold"/>
    </style:style>
    <style:style style:name="T19" style:family="text">
      <style:text-properties style:font-name="Cantarell" fo:font-size="20pt" fo:font-weight="bold" style:font-name-complex="Cantarell" style:font-size-complex="20pt" style:font-weight-complex="bold"/>
    </style:style>
    <style:style style:name="T20" style:family="text">
      <style:text-properties style:font-name="Cantarell" fo:font-size="12pt" fo:font-weight="normal" style:font-size-asian="12pt" style:font-weight-asian="normal" style:font-name-complex="Cantarell" style:font-size-complex="12pt" style:font-weight-complex="normal"/>
    </style:style>
    <style:style style:name="T21" style:family="text">
      <style:text-properties style:font-name="Cantarell" fo:font-size="12pt" style:font-name-complex="Cantarell"/>
    </style:style>
    <style:style style:name="T22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<text:tab/><text:tab/><text:tab/><text:tab/></text:p>
      <text:p text:style-name="P3"><draw:frame text:anchor-type="paragraph" draw:z-index="0" draw:name="Shape1" draw:style-name="gr3" draw:text-style-name="P40" svg:width="3.5122in" svg:height="1.0106in" svg:x="3.6807in" svg:y="-0.1161in"><draw:text-box><text:p text:style-name="P39"><text:span text:style-name="T21"/></text:p><text:p text:style-name="P39"><text:span text:style-name="T21">PHONE: <text:s text:c="9"/></text:span><text:span text:style-name="T21"><text:tab/></text:span><text:span text:style-name="T21">+919742569242</text:span></text:p><text:p text:style-name="P39"><text:span text:style-name="T21">EMAIL: <text:s text:c="12"/></text:span><text:span text:style-name="T22"><text:a xlink:href="mailto:tanmaykumarbala@gmail.com" xlink:type="simple">tanmaykumarbala@gmail.com</text:a></text:span></text:p><text:p text:style-name="P39"><text:span text:style-name="T21">GitHub : <text:s text:c="6"/></text:span><text:span text:style-name="T21"><text:tab/></text:span><text:span text:style-name="T21">github.com/tanmaybala/Link</text:span></text:p></draw:text-box></draw:frame><draw:frame text:anchor-type="paragraph" draw:z-index="1" draw:name="Shape2" draw:style-name="gr2" draw:text-style-name="P38" svg:width="3.5004in" svg:height="1.0524in" svg:x="0.0252in" svg:y="-0.1055in"><draw:text-box><text:p><text:span text:style-name="T19">TANMAY BALA</text:span></text:p><text:p><text:span text:style-name="T20">Senior Software Engineer @ Mirofocus Software, Bangalore india</text:span></text:p></draw:text-box></draw:frame><text:tab/><text:tab/></text:p>
      <text:p text:style-name="P3"/>
      <text:p text:style-name="P3"/>
      <text:p text:style-name="P3"/>
      <text:p text:style-name="P12"/>
      <text:p text:style-name="P29"/>
      <text:p text:style-name="P29"><draw:frame text:anchor-type="paragraph" draw:z-index="2" draw:name="Shape3" draw:style-name="gr1" draw:text-style-name="P37" svg:width="6.948in" svg:height="0.5213in" svg:x="0.0252in" svg:y="-0.2264in"><draw:text-box><text:p><text:span text:style-name="T18">Overall 7 years of experience in the field of Software Testing along with Automation and </text:span><text:span text:style-name="T18">Leadership skills in one of the leading organization.</text:span></text:p></draw:text-box></draw:frame></text:p>
      <text:p text:style-name="P29"/>
      <text:p text:style-name="P7"><text:span text:style-name="T2">Professional</text:span><text:span text:style-name="T1"> Summary:</text:span></text:p>
      <text:list xml:id="list2876971997" text:style-name="L1">
        <text:list-item>
          <text:p text:style-name="P32"><text:span text:style-name="T3">Currently associated with </text:span><text:span text:style-name="T6">“Microfocus Software”</text:span><text:span text:style-name="T3"> in Bangalore as “Senior Software Engineer” from year 2014.</text:span></text:p>
        </text:list-item>
        <text:list-item>
          <text:p text:style-name="P14">Excellent in making Test scenarios, Test cases.</text:p>
        </text:list-item>
        <text:list-item>
          <text:p text:style-name="P26">Excellent knowledge on EFSS Domain.</text:p>
        </text:list-item>
        <text:list-item>
          <text:p text:style-name="P26">Experience in testing on major virtualization software Vmware Esxi, MS Hyper-V, Citrix-Xen, Sles Xen.</text:p>
        </text:list-item>
        <text:list-item>
          <text:p text:style-name="P31"><text:span text:style-name="T3">Excellent Knowledge of software automation in </text:span><text:span text:style-name="T6">User Interface </text:span><text:span text:style-name="T7">(Selenium, Auto-IT) </text:span><text:span text:style-name="T3">and </text:span><text:span text:style-name="T6">Command line </text:span><text:span text:style-name="T7">(Shell Scripting, Curl)</text:span><text:span text:style-name="T6"> </text:span><text:span text:style-name="T3">and </text:span><text:span text:style-name="T6">API (REST) </text:span><text:span text:style-name="T3">automation.</text:span></text:p>
        </text:list-item>
        <text:list-item>
          <text:p text:style-name="P33"><text:span text:style-name="T3">Excellent knowledge of Functional, Regression, Integration, Adhoc an</text:span><text:span text:style-name="T4">d </text:span><text:span text:style-name="T3">End to end testing.</text:span></text:p>
        </text:list-item>
        <text:list-item>
          <text:p text:style-name="P33"><text:span text:style-name="T3">Excellent in </text:span><text:span text:style-name="T6">Automation</text:span><text:span text:style-name="T3">, </text:span><text:span text:style-name="T6">Manual</text:span><text:span text:style-name="T3"> </text:span><text:span text:style-name="T6">Testing</text:span><text:span text:style-name="T3"> and </text:span><text:span text:style-name="T6">Debugging</text:span><text:span text:style-name="T3"> skills in various platform</text:span></text:p>
          <text:list>
            <text:list-item>
              <text:p text:style-name="P33"><text:span text:style-name="T6">Windows</text:span><text:span text:style-name="T3">.</text:span></text:p>
            </text:list-item>
            <text:list-item>
              <text:p text:style-name="P33"><text:span text:style-name="T6">Mac</text:span><text:span text:style-name="T3"> OS.</text:span></text:p>
            </text:list-item>
            <text:list-item>
              <text:p text:style-name="P33"><text:span text:style-name="T6">Linux</text:span><text:span text:style-name="T3"> Distribution (Opensuse Leap 15, SLED, Ubuntu).</text:span></text:p>
            </text:list-item>
          </text:list>
        </text:list-item>
        <text:list-item>
          <text:p text:style-name="P34"><text:span text:style-name="T3">Very good in making and managing </text:span><text:span text:style-name="T6">“Continues Integration” </text:span><text:span text:style-name="T3">using </text:span><text:span text:style-name="T6">Jenkins CI</text:span><text:span text:style-name="T3"> tools, </text:span><text:span text:style-name="T8">Docker </text:span><text:span text:style-name="T10">and</text:span><text:span text:style-name="T8"> Kubernetes</text:span><text:span text:style-name="T3">.</text:span></text:p>
        </text:list-item>
        <text:list-item>
          <text:p text:style-name="P31"><text:span text:style-name="T3">Good knowledge of basic programming with </text:span><text:span text:style-name="T6">core Java</text:span><text:span text:style-name="T3">.</text:span></text:p>
        </text:list-item>
        <text:list-item>
          <text:p text:style-name="P31"><text:span text:style-name="T3">Very good knowledge of </text:span><text:span text:style-name="T6">automation framework</text:span><text:span text:style-name="T3"> (Making new and managing).</text:span></text:p>
        </text:list-item>
        <text:list-item>
          <text:p text:style-name="P31"><text:span text:style-name="T3">Very Good knowledge on </text:span><text:span text:style-name="T6">SDLC, STLC, Test Models and Methodologies</text:span><text:span text:style-name="T3">.</text:span></text:p>
        </text:list-item>
        <text:list-item>
          <text:p text:style-name="P35"><text:span text:style-name="T3">Currently leading a team of four in Automation following </text:span><text:span text:style-name="T6">Agile Methodology</text:span><text:span text:style-name="T3">.</text:span></text:p>
        </text:list-item>
        <text:list-item>
          <text:p text:style-name="P35"><text:span text:style-name="T3">Very good knowledge of </text:span><text:span text:style-name="T6">Bugzilla</text:span><text:span text:style-name="T3"> (Bug tracking tool).</text:span></text:p>
        </text:list-item>
        <text:list-item>
          <text:p text:style-name="P31"><text:span text:style-name="T3">Basic Knowledge of </text:span><text:span text:style-name="T6">Security tools.</text:span></text:p>
        </text:list-item>
      </text:list>
      <text:p text:style-name="P6"/>
      <text:p text:style-name="P8"/>
      <text:p text:style-name="P8"><text:span text:style-name="T14">SKILLS</text:span>:</text:p>
      <text:list xml:id="list3140153444" text:style-name="L2">
        <text:list-item>
          <text:p text:style-name="P15">REST,<text:span text:style-name="T3"> </text:span><text:span text:style-name="T11">Bash / Shell,</text:span><text:span text:style-name="T3"> Selenium, Curl and Core Java.</text:span></text:p>
        </text:list-item>
        <text:list-item>
          <text:p text:style-name="P15">Jenkins, Docker and Kubernetes.</text:p>
        </text:list-item>
        <text:list-item>
          <text:p text:style-name="P15">Functional Testing, Regression Testing, Integration Testing and System Testing.</text:p>
        </text:list-item>
        <text:list-item>
          <text:p text:style-name="P16">Windows, Linux, <text:span text:style-name="T16">Mac OS</text:span>, Android and IOS.</text:p>
        </text:list-item>
        <text:list-item>
          <text:p text:style-name="P27">Hypervisors: Vmware Esxi, Hyper-V, Citrix-Xen and Sles Xen.</text:p>
        </text:list-item>
      </text:list>
      <text:p text:style-name="P5"/>
      <text:p text:style-name="P30"/>
      <text:p text:style-name="P30">Organizational Experience:</text:p>
      <text:p text:style-name="P4">Micro Focus / <text:span text:style-name="T15">Bangalore, India / </text:span>July 2014 – Till date.</text:p>
      <text:p text:style-name="P4">Senior Software Engineer.</text:p>
      <text:p text:style-name="P4"><text:soft-page-break/></text:p>
      <text:p text:style-name="P4"><text:span text:style-name="T16">Project: </text:span><text:span text:style-name="T13">Filr</text:span></text:p>
      <text:list xml:id="list1050383373" text:style-name="L3">
        <text:list-item>
          <text:p text:style-name="P17">Automation Lead, Manage and Create Automation Scripts for multiple platforms.</text:p>
        </text:list-item>
        <text:list-item>
          <text:p text:style-name="P17">Create and Review new Test cases and Plans for new and owned features.</text:p>
        </text:list-item>
        <text:list-item>
          <text:p text:style-name="P17">Maintain Continues integration for Daily Build in multiple environment.</text:p>
        </text:list-item>
        <text:list-item>
          <text:p text:style-name="P17">Functional, Regression, Adhoc testing when needed.</text:p>
        </text:list-item>
        <text:list-item>
          <text:p text:style-name="P18">Involve in security group for maintaining and managing security for the product.</text:p>
        </text:list-item>
      </text:list>
      <text:p text:style-name="P4"/>
      <text:p text:style-name="P4">Software Engineer.</text:p>
      <text:p text:style-name="P11"><text:span text:style-name="T3">Product: </text:span><text:span text:style-name="T6">O</text:span><text:span text:style-name="T9">pen </text:span><text:span text:style-name="T6">E</text:span><text:span text:style-name="T9">nterprise </text:span><text:span text:style-name="T6">S</text:span><text:span text:style-name="T9">erver</text:span><text:span text:style-name="T6">.</text:span></text:p>
      <text:list xml:id="list203632265790103" text:continue-numbering="true" text:style-name="L3">
        <text:list-item>
          <text:p text:style-name="P19">Automation: Automate new Test-cases in multiple platform.</text:p>
        </text:list-item>
        <text:list-item>
          <text:p text:style-name="P19">Modify and Manage Automation framework and new code for different component.</text:p>
        </text:list-item>
        <text:list-item>
          <text:p text:style-name="P19">Debug in case of any failures and give automation fixes.</text:p>
        </text:list-item>
        <text:list-item>
          <text:p text:style-name="P20"><text:span text:style-name="T16">Functional and Regression </text:span><text:span text:style-name="T17">testing</text:span>.</text:p>
        </text:list-item>
      </text:list>
      <text:p text:style-name="P1"/>
      <text:p text:style-name="P8">Education:</text:p>
      <text:list xml:id="list1237799601" text:style-name="L4">
        <text:list-item>
          <text:p text:style-name="P21">Schooling and Graduation:</text:p>
          <text:list>
            <text:list-item>
              <text:p text:style-name="P21">BE form Takshshila institute of Engineering and Technology, Jabalpur, MP, 2012.</text:p>
            </text:list-item>
            <text:list-item>
              <text:p text:style-name="P21">12th from Guru Gobindh Singh Khalsa Higher Secondary school 2010 with 58%.</text:p>
            </text:list-item>
            <text:list-item>
              <text:p text:style-name="P21">10th form Guru Gobindh Singh Khalsa Higher Secondary school 2008 with 66%. </text:p>
            </text:list-item>
          </text:list>
        </text:list-item>
      </text:list>
      <text:p text:style-name="P10"/>
      <text:p text:style-name="P9">Certification:</text:p>
      <text:list xml:id="list574369323" text:style-name="L5">
        <text:list-item>
          <text:p text:style-name="P36"><text:span text:style-name="T5">T</text:span><text:span text:style-name="T3">esting Certified form Qspiders, Bangalore, 2014.</text:span></text:p>
        </text:list-item>
        <text:list-item>
          <text:p text:style-name="P36"><text:span text:style-name="T3">ACCP (Aptech computer certified professional) from Aptech </text:span><text:span text:style-name="T5">J</text:span><text:span text:style-name="T3">abalpur, MP, 2012.</text:span></text:p>
        </text:list-item>
      </text:list>
      <text:p text:style-name="P10"/>
      <text:p text:style-name="P9">Significant Accomplishments:</text:p>
      <text:list xml:id="list2894058056" text:style-name="L6">
        <text:list-item>
          <text:p text:style-name="P23">Recognized by Manages for completing a successful investigation on cloud integration to our product. </text:p>
        </text:list-item>
        <text:list-item>
          <text:p text:style-name="P23">Recognized by Manages for completing feature automation on time for customer.</text:p>
        </text:list-item>
        <text:list-item>
          <text:p text:style-name="P22">Recognized by Team member and Manger for helping other team in creating the automation framework.</text:p>
        </text:list-item>
        <text:list-item>
          <text:p text:style-name="P22">3 years of service award.</text:p>
        </text:list-item>
      </text:list>
      <text:p text:style-name="P1"/>
      <text:p text:style-name="P8">Personal Details:</text:p>
      <text:list xml:id="list224748482" text:style-name="L7">
        <text:list-item>
          <text:p text:style-name="P24">Date of Birth:<text:tab/><text:tab/>05-Sept-1989</text:p>
        </text:list-item>
        <text:list-item>
          <text:p text:style-name="P25">Current Location:<text:tab/>Kaggadaspura, Bangalore</text:p>
        </text:list-item>
        <text:list-item>
          <text:p text:style-name="P24">Language Known:<text:tab/>English, Hindi and Bengali</text:p>
        </text:list-item>
      </text:list>
      <text:p text:style-name="P2"/>
      <text:p text:style-name="P2"/>
      <text:p text:style-name="P1">I hereby declare that the information furnished above is true to the best of my</text:p>
      <text:p text:style-name="P1">knowledge.</text:p>
      <text:p text:style-name="P1"/>
      <text:p text:style-name="P1"/>
      <text:p text:style-name="P1">Signatur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" svg:font-family="Cantarell" style:font-pitch="variable"/>
    <style:font-face style:name="Droid Sans Devanagari1" svg:font-family="'Droid Sans Devanagari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23:09:26.127129340</meta:creation-date>
    <dc:date>2021-07-22T20:36:32.092462921</dc:date>
    <meta:editing-duration>PT2H9M5S</meta:editing-duration>
    <meta:editing-cycles>20</meta:editing-cycles>
    <meta:generator>LibreOffice/7.1.4.2$Linux_X86_64 LibreOffice_project/10$Build-2</meta:generator>
    <meta:document-statistic meta:table-count="0" meta:image-count="0" meta:object-count="0" meta:page-count="2" meta:paragraph-count="61" meta:word-count="485" meta:character-count="3158" meta:non-whitespace-character-count="2765"/>
  </office:meta>
</office:document-meta>
</file>